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, sans-serif"/>
    <style:font-face style:name="Lohit Hindi1" svg:font-family="'Lohit Hindi'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" fo:font-size="10.5pt"/>
    </style:style>
    <style:style style:name="P2" style:family="paragraph" style:parent-style-name="Standard">
      <style:text-properties fo:color="#000000" style:font-name="Calibri1" fo:font-size="10.5pt"/>
    </style:style>
    <style:style style:name="P3" style:family="paragraph" style:parent-style-name="Standard">
      <style:paragraph-properties fo:margin-top="0cm" fo:margin-bottom="0.499cm" style:contextual-spacing="false"/>
      <style:text-properties fo:color="#000000" style:font-name="Calibri1" fo:font-size="10.5pt" fo:font-weight="bold"/>
    </style:style>
    <style:style style:name="P4" style:family="paragraph" style:parent-style-name="Text_20_body" style:list-style-name="L1">
      <style:paragraph-properties fo:margin-top="0.494cm" fo:margin-bottom="0.494cm" style:contextual-spacing="false"/>
      <style:text-properties fo:color="#000000" style:font-name="Calibri1" fo:font-size="10.5pt"/>
    </style:style>
    <style:style style:name="P5" style:family="paragraph" style:parent-style-name="Text_20_body" style:list-style-name="L2">
      <style:paragraph-properties fo:margin-top="0.494cm" fo:margin-bottom="0.494cm" style:contextual-spacing="false"/>
      <style:text-properties fo:color="#000000" style:font-name="Calibri1" fo:font-size="10.5pt"/>
    </style:style>
    <style:style style:name="P6" style:family="paragraph" style:parent-style-name="Text_20_body" style:list-style-name="L1">
      <style:paragraph-properties fo:margin-top="0.494cm" fo:margin-bottom="0.494cm" style:contextual-spacing="false"/>
      <style:text-properties fo:color="#000000" style:font-name="Calibri" fo:font-size="10.5pt"/>
    </style:style>
    <style:style style:name="P7" style:family="paragraph" style:parent-style-name="Text_20_body" style:list-style-name="L2">
      <style:paragraph-properties fo:margin-top="0.494cm" fo:margin-bottom="0.494cm" style:contextual-spacing="false"/>
      <style:text-properties fo:color="#000000" style:font-name="Calibri" fo:font-size="10.5pt"/>
    </style:style>
    <style:style style:name="P8" style:family="paragraph" style:parent-style-name="Text_20_body" style:list-style-name="L1">
      <style:paragraph-properties fo:margin-top="0.494cm" fo:margin-bottom="0.494cm" style:contextual-spacing="false"/>
      <style:text-properties fo:color="#000000" style:font-name="Tahoma" fo:font-size="10.5pt"/>
    </style:style>
    <style:style style:name="P9" style:family="paragraph" style:parent-style-name="Text_20_body" style:list-style-name="L1">
      <style:paragraph-properties fo:margin-top="0.494cm" fo:margin-bottom="0.494cm" style:contextual-spacing="false"/>
    </style:style>
    <style:style style:name="T1" style:family="text">
      <style:text-properties fo:color="#000000" style:font-name="Calibri" fo:font-size="10.5pt"/>
    </style:style>
    <style:style style:name="T2" style:family="text">
      <style:text-properties fo:color="#000000" style:font-name="Calibri" fo:font-size="10.5pt" fo:font-weight="bold"/>
    </style:style>
    <style:style style:name="T3" style:family="text">
      <style:text-properties fo:color="#000000" style:font-name="Calibri1" fo:font-size="10.5pt"/>
    </style:style>
    <style:style style:name="T4" style:family="text">
      <style:text-properties fo:color="#000000" style:font-name="Calibri1" fo:font-size="10.5pt" style:text-underline-style="solid" style:text-underline-width="auto" style:text-underline-color="font-color" fo:font-weight="bold"/>
    </style:style>
    <style:style style:name="T5" style:family="text">
      <style:text-properties fo:color="#000000" style:font-name="Tahoma" fo:font-size="10.5pt"/>
    </style:style>
    <style:style style:name="T6" style:family="text">
      <style:text-properties style:font-name="Calibri1"/>
    </style:style>
    <style:style style:name="T7" style:family="text">
      <style:text-properties style:font-name="Calibri1" style:text-underline-style="solid" style:text-underline-width="auto" style:text-underline-color="font-color"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 Team,</text:p>
      <text:p text:style-name="P2"/>
      <text:p text:style-name="Standard"><text:span text:style-name="T3">Based on the response we received from the previous </text:span><text:a xlink:type="simple" xlink:href="https://owa.afrihost.com/owa/UrlBlockedError.aspx" office:target-frame-name="_blank" xlink:show="new">Dev</text:a><text:span text:style-name="T1"> </text:span><text:span text:style-name="T3">Challenge, we decided to kick off a </text:span><text:a xlink:type="simple" xlink:href="https://owa.afrihost.com/owa/UrlBlockedError.aspx" office:target-frame-name="_blank" xlink:show="new">Dev</text:a><text:span text:style-name="T1"> </text:span><text:span text:style-name="T3">Initiative.</text:span></text:p>
      <text:p text:style-name="P1"/>
      <text:p text:style-name="P1">Deadline for the project is 2013-04-15 [40 days]</text:p>
      <text:p text:style-name="Standard"><text:span text:style-name="T1">Your code will be reviewed on </text:span><text:a xlink:type="simple" xlink:href="https://owa.afrihost.com/owa/redir.aspx?C=484ccc26eb1d4000afabf828b0aac474&amp;URL=https%3A%2F%2Fgithub.com%2F" office:target-frame-name="_blank" xlink:show="new">Github</text:a></text:p>
      <text:p text:style-name="P1">You will have to demo your project on or before the deadline.</text:p>
      <text:p text:style-name="P1">If you demo before the deadline, please make 100% sure your project works as specified.</text:p>
      <text:p text:style-name="Standard"><text:span text:style-name="T1">Please send your </text:span><text:a xlink:type="simple" xlink:href="https://owa.afrihost.com/owa/redir.aspx?C=484ccc26eb1d4000afabf828b0aac474&amp;URL=https%3A%2F%2Fgithub.com%2F" office:target-frame-name="_blank" xlink:show="new">Github</text:a><text:span text:style-name="T1"> project url to </text:span><text:a xlink:type="simple" xlink:href="https://owa.afrihost.com/owa/UrlBlockedError.aspx" office:target-frame-name="_blank" xlink:show="new">Dev</text:a><text:span text:style-name="T1"> </text:span><text:span text:style-name="T2">as soon as you start, </text:span><text:span text:style-name="T1">this will indicate that you are in the running!</text:span></text:p>
      <text:p text:style-name="P1"/>
      <text:p text:style-name="P3">Option One:</text:p>
      <text:list xml:id="list229996216" text:style-name="L1">
        <text:list-item>
          <text:p text:style-name="P4">Setup your local machine to be a web server</text:p>
        </text:list-item>
        <text:list-item>
          <text:p text:style-name="P9"><text:span text:style-name="T3">using any web language to build a backend web page that manages a client and their products, e.g. like mojo - </text:span><text:a xlink:type="simple" xlink:href="https://owa.afrihost.com/owa/redir.aspx?C=484ccc26eb1d4000afabf828b0aac474&amp;URL=https%3A%2F%2Fmojo.afrihost.com%2Fmanage%2F400869" office:target-frame-name="_blank" xlink:show="new">https://mojo.afrihost.com/manage/400869</text:a><text:span text:style-name="T3">, nothing fancy just your rendition of what the backend would look like, you get to choose to 'manage' any </text:span><text:span text:style-name="T4">one</text:span><text:span text:style-name="T1"> </text:span><text:span text:style-name="T3">product afrihost sells … Hosting / ADSL / Cloud / Lines etc.., the requirements are as follows:</text:span><text:span text:style-name="T1"> </text:span></text:p>
          <text:list>
            <text:list-item>
              <text:p text:style-name="P4">demo localhost url must be mymojo.local</text:p>
            </text:list-item>
            <text:list-item>
              <text:p text:style-name="P9"><text:span text:style-name="T3">use </text:span><text:a xlink:type="simple" xlink:href="https://owa.afrihost.com/owa/redir.aspx?C=484ccc26eb1d4000afabf828b0aac474&amp;URL=https%3A%2F%2Fgithub.com%2F" office:target-frame-name="_blank" xlink:show="new">Github</text:a><text:span text:style-name="T5"> </text:span><text:span text:style-name="T3">to store your project</text:span></text:p>
            </text:list-item>
            <text:list-item>
              <text:p text:style-name="P4">must interact with a database</text:p>
            </text:list-item>
            <text:list-item>
              <text:p text:style-name="P4">a working user interface</text:p>
            </text:list-item>
            <text:list-item>
              <text:p text:style-name="P4">edit the client information</text:p>
            </text:list-item>
            <text:list-item>
              <text:p text:style-name="P4">view the product and its details</text:p>
            </text:list-item>
            <text:list-item>
              <text:p text:style-name="P6">list all other products</text:p>
            </text:list-item>
            <text:list-item>
              <text:p text:style-name="P8"><text:span text:style-name="T7">one</text:span> <text:span text:style-name="T6">piece of functionality based on the product you chose to work with, e.g hosting - add DNS information, Connectivity - add a data link, it can be anything you want as long as it works.</text:span></text:p>
            </text:list-item>
            <text:list-item>
              <text:p text:style-name="P4">use javascript</text:p>
            </text:list-item>
            <text:list-item>
              <text:p text:style-name="P4">use server side language [PHP,Python,Ruby…etc]</text:p>
            </text:list-item>
          </text:list>
        </text:list-item>
      </text:list>
      <text:p text:style-name="P3"><text:soft-page-break/>Side notes for both options:</text:p>
      <text:list xml:id="list1362417017" text:style-name="L2">
        <text:list-item>
          <text:p text:style-name="P5">no need to worry about security / logging in</text:p>
        </text:list-item>
        <text:list-item>
          <text:p text:style-name="P5">you can create additional tables and add extra columns where need be.</text:p>
        </text:list-item>
        <text:list-item>
          <text:p text:style-name="P7">you can code natively or use a framework in the language you choose – Afrihost's environment runs on PHP, MySql and Symfony 1.4 &amp; 2.1.8</text:p>
        </text:list-item>
        <text:list-item>
          <text:p text:style-name="P5">This does not have to have all the functionality you see in Mojo when managing the client, just the requirements in each option.</text:p>
        </text:list-item>
        <text:list-item>
          <text:p text:style-name="P5">go nuts, use as many technologies / plugins as you like.</text:p>
        </text:list-item>
        <text:list-item>
          <text:p text:style-name="P7">Attached is an example database structure 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" svg:font-family="Calibri, sans-serif"/>
    <style:font-face style:name="Lohit Hindi1" svg:font-family="'Lohit Hindi'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B </meta:initial-creator>
    <meta:creation-date>2013-03-06T11:34:16</meta:creation-date>
    <dc:date>2013-03-06T11:34:58</dc:date>
    <dc:creator>FrancoisB </dc:creator>
    <meta:editing-duration>P0D</meta:editing-duration>
    <meta:editing-cycles>1</meta:editing-cycles>
    <meta:document-statistic meta:table-count="0" meta:image-count="0" meta:object-count="0" meta:page-count="2" meta:paragraph-count="27" meta:word-count="342" meta:character-count="1861" meta:non-whitespace-character-count="1562"/>
    <meta:generator>LibreOffice/3.6$Linux_x86 LibreOffice_project/360m1$Build-2</meta:generator>
  </office:meta>
</office:document-meta>
</file>